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E000001EE982CBCD0C1BD7A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ffffff" draw:marker-start-width="0.518cm" draw:marker-end="Arrowheads_20_3" draw:marker-end-width="0.618cm" draw:stroke-linejoin="none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ffffff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5" style:family="graphic" style:parent-style-name="objectwithoutfill">
      <style:graphic-properties svg:stroke-color="#ffffff" draw:marker-end="Arrowheads_20_5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45cm"/>
      <style:paragraph-properties style:writing-mode="lr-tb"/>
    </style:style>
    <style:style style:name="gr7" style:family="graphic" style:parent-style-name="objectwithoutfill">
      <style:graphic-properties svg:stroke-color="#b4c7dc" draw:marker-end="Arrowheads_20_6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81cm"/>
      <style:paragraph-properties style:writing-mode="lr-tb"/>
    </style:style>
    <style:style style:name="gr10" style:family="graphic" style:parent-style-name="standard">
      <style:graphic-properties svg:stroke-width="0.081cm" svg:stroke-color="#ff3838" draw:marker-start-width="0.321cm" draw:marker-end-width="0.321cm" draw:fill-color="#e16173" draw:opacity="32%" draw:opacity-name="" draw:textarea-horizontal-align="justify" draw:textarea-vertical-align="middle" draw:auto-grow-height="false" fo:min-height="3.164cm" fo:min-width="11.852cm" fo:padding-top="0.165cm" fo:padding-bottom="0.165cm" fo:padding-left="0.29cm" fo:padding-right="0.29cm"/>
    </style:style>
    <style:style style:name="gr11" style:family="graphic" style:parent-style-name="objectwithoutfill">
      <style:graphic-properties svg:stroke-color="#ff6d6d" draw:marker-end="Arrowheads_20_7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111cm" fo:min-width="0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ffffff"/>
      <style:text-properties fo:color="#ffffff" loext:opacity="100%"/>
    </style:style>
    <style:style style:name="P5" style:family="paragraph">
      <style:text-properties fo:color="#b4c7dc" loext:opacity="100%"/>
    </style:style>
    <style:style style:name="P6" style:family="paragraph">
      <loext:graphic-properties draw:fill="none" draw:fill-color="#ffffff"/>
      <style:text-properties fo:color="#b4c7dc" loext:opacity="100%"/>
    </style:style>
    <style:style style:name="P7" style:family="paragraph">
      <loext:graphic-properties draw:fill-color="#e16173" draw:opacity="32%"/>
      <style:paragraph-properties fo:text-align="center"/>
    </style:style>
    <style:style style:name="P8" style:family="paragraph">
      <style:text-properties fo:color="#ff6d6d" loext:opacity="100%"/>
    </style:style>
    <style:style style:name="P9" style:family="paragraph">
      <loext:graphic-properties draw:fill="none" draw:fill-color="#ffffff"/>
      <style:text-properties fo:color="#ff6d6d" loext:opacity="100%"/>
    </style:style>
    <style:style style:name="T1" style:family="text">
      <style:text-properties fo:color="#ffffff" loext:opacity="100%"/>
    </style:style>
    <style:style style:name="T2" style:family="text">
      <style:text-properties fo:color="#b4c7dc" loext:opacity="100%"/>
    </style:style>
    <style:style style:name="T3" style:family="text">
      <style:text-properties fo:color="#ff6d6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9cm" svg:height="10.414cm" svg:x="0cm" svg:y="0cm">
          <draw:image xlink:href="Pictures/10000001000003FE000001EE982CBCD0C1BD7ADF.png" xlink:type="simple" xlink:show="embed" xlink:actuate="onLoad" draw:mime-type="image/png">
            <text:p/>
          </draw:image>
        </draw:frame>
        <draw:line draw:style-name="gr2" draw:text-style-name="P2" draw:layer="layout" svg:x1="5.394cm" svg:y1="5.529cm" svg:x2="21.303cm" svg:y2="5.529cm">
          <text:p/>
        </draw:line>
        <draw:line draw:style-name="gr3" draw:text-style-name="P2" draw:layer="layout" svg:x1="5.411cm" svg:y1="5.529cm" svg:x2="5.411cm" svg:y2="0.933cm">
          <text:p/>
        </draw:line>
        <draw:frame draw:style-name="gr4" draw:text-style-name="P4" draw:layer="layout" svg:width="7.242cm" svg:height="1.673cm" svg:x="0.916cm" svg:y="0.425cm">
          <draw:text-box>
            <text:p text:style-name="P3"><text:span text:style-name="T1">Desmos: <text:s text:c="4"/>y</text:span></text:p>
            <text:p text:style-name="P3"><text:span text:style-name="T1">Unity: <text:s text:c="9"/>z</text:span></text:p>
          </draw:text-box>
        </draw:frame>
        <draw:line draw:style-name="gr5" draw:text-style-name="P2" draw:layer="layout" svg:x1="2.188cm" svg:y1="7.717cm" svg:x2="3.409cm" svg:y2="5.801cm">
          <text:p text:style-name="P1"/>
        </draw:line>
        <draw:frame draw:style-name="gr6" draw:text-style-name="P4" draw:layer="layout" svg:width="5.682cm" svg:height="0.962cm" svg:x="0.628cm" svg:y="7.667cm">
          <draw:text-box>
            <text:p text:style-name="P3"><text:span text:style-name="T1">Player character</text:span></text:p>
          </draw:text-box>
        </draw:frame>
        <draw:line draw:style-name="gr7" draw:text-style-name="P2" draw:layer="layout" svg:x1="9.244cm" svg:y1="8.769cm" svg:x2="5.462cm" svg:y2="5.512cm">
          <text:p/>
        </draw:line>
        <draw:frame draw:style-name="gr8" draw:text-style-name="P6" draw:layer="layout" svg:width="4.46cm" svg:height="1.069cm" svg:x="8.379cm" svg:y="8.633cm">
          <draw:text-box>
            <text:p text:style-name="P5"><text:span text:style-name="T2">(0, 0)</text:span></text:p>
          </draw:text-box>
        </draw:frame>
        <draw:frame draw:style-name="gr9" draw:text-style-name="P4" draw:layer="layout" svg:width="0.966cm" svg:height="0.962cm" svg:x="20.624cm" svg:y="4.342cm">
          <draw:text-box>
            <text:p text:style-name="P3"><text:span text:style-name="T1">x</text:span></text:p>
          </draw:text-box>
        </draw:frame>
        <draw:custom-shape draw:style-name="gr10" draw:text-style-name="P7" draw:layer="layout" svg:width="12.432cm" svg:height="3.494cm" svg:x="5.411cm" svg:y="3.782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6.537cm" svg:y1="2.188cm" svg:x2="16.316cm" svg:y2="3.63cm">
          <text:p/>
        </draw:line>
        <draw:frame draw:style-name="gr12" draw:text-style-name="P9" draw:layer="layout" svg:width="4.902cm" svg:height="1.673cm" svg:x="15.366cm" svg:y="0.594cm">
          <draw:text-box>
            <text:p text:style-name="P8"><text:span text:style-name="T3">Desmos</text:span></text:p>
            <text:p text:style-name="P8"><text:span text:style-name="T3">Rectangle area</text:span></text:p>
          </draw:text-box>
        </draw:frame>
        <draw:custom-shape draw:style-name="gr13" draw:text-style-name="P2" draw:layer="layout" svg:width="0.542cm" svg:height="0.509cm" svg:x="3.257cm" svg:y="5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0.4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9T15:04:35.909000000</meta:creation-date>
    <dc:date>2022-04-19T15:19:33.688000000</dc:date>
    <meta:editing-duration>PT4M47S</meta:editing-duration>
    <meta:editing-cycles>1</meta:editing-cycles>
    <meta:document-statistic meta:object-count="13"/>
    <meta:generator>LibreOffice/7.3.0.3$Windows_X86_64 LibreOffice_project/0f246aa12d0eee4a0f7adcefbf7c878fc2238db3</meta:generator>
  </office:meta>
</office:document-meta>
</file>